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11E00005A7F00005D28F3DA2DA6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882cm" fo:margin-left="-0.191cm" fo:margin-top="0cm" fo:margin-bottom="0cm" table:align="left" style:writing-mode="lr-tb"/>
    </style:style>
    <style:style style:name="Таблица1.A" style:family="table-column">
      <style:table-column-properties style:column-width="6.189cm"/>
    </style:style>
    <style:style style:name="Таблица1.B" style:family="table-column">
      <style:table-column-properties style:column-width="10.69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6.189cm"/>
    </style:style>
    <style:style style:name="Таблица2.B" style:family="table-column">
      <style:table-column-properties style:column-width="10.69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">
      <style:text-properties style:font-name="Times New Roman" style:letter-kerning="true" style:font-name-complex="Times New Roman1"/>
    </style:style>
    <style:style style:name="P6" style:family="paragraph" style:parent-style-name="Standard">
      <style:text-properties style:font-name="Times New Roman" style:text-underline-style="solid" style:text-underline-width="auto" style:text-underline-color="font-color" fo:font-weight="bold" style:letter-kerning="true" style:font-weight-asian="bold" style:font-name-complex="Times New Roman1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text-properties fo:font-weight="bold" style:font-weight-asian="bold"/>
    </style:style>
    <style:style style:name="P10" style:family="paragraph" style:parent-style-name="Standard">
      <style:paragraph-properties fo:margin-top="0.176cm" fo:margin-bottom="0.176cm" fo:line-height="100%" fo:background-color="#ffffff">
        <style:background-image/>
      </style:paragraph-properties>
    </style:style>
    <style:style style:name="P11" style:family="paragraph" style:parent-style-name="Standard" style:list-style-name="WWNum3">
      <style:paragraph-properties fo:margin-top="0.176cm" fo:margin-bottom="0.176cm" fo:line-height="100%" fo:background-color="#ffffff">
        <style:background-image/>
      </style:paragraph-properties>
    </style:style>
    <style:style style:name="P12" style:family="paragraph" style:parent-style-name="Standard">
      <style:paragraph-properties fo:margin-top="0cm" fo:margin-bottom="0cm" fo:line-height="100%"/>
    </style:style>
    <style:style style:name="P13" style:family="paragraph" style:parent-style-name="Standard" style:list-style-name="WWNum18">
      <style:paragraph-properties fo:margin-top="0cm" fo:margin-bottom="0cm" fo:line-height="100%" fo:text-align="justify" style:justify-single-word="false"/>
    </style:style>
    <style:style style:name="P14" style:family="paragraph" style:parent-style-name="Standard" style:list-style-name="WWNum19">
      <style:paragraph-properties fo:margin-top="0cm" fo:margin-bottom="0cm" fo:line-height="100%" fo:text-align="justify" style:justify-single-word="false"/>
    </style:style>
    <style:style style:name="P15" style:family="paragraph" style:parent-style-name="Standard" style:list-style-name="WWNum21">
      <style:paragraph-properties fo:margin-top="0cm" fo:margin-bottom="0cm" fo:line-height="100%" fo:text-align="justify" style:justify-single-word="false"/>
    </style:style>
    <style:style style:name="P16" style:family="paragraph" style:parent-style-name="Standard" style:list-style-name="WWNum13">
      <style:paragraph-properties fo:margin-top="0cm" fo:margin-bottom="0cm" fo:line-height="150%" fo:text-align="justify" style:justify-single-word="false"/>
    </style:style>
    <style:style style:name="P17" style:family="paragraph" style:parent-style-name="Standard" style:list-style-name="WWNum10">
      <style:paragraph-properties fo:margin-top="0cm" fo:margin-bottom="0cm" fo:line-height="150%" fo:text-align="justify" style:justify-single-word="false"/>
    </style:style>
    <style:style style:name="P18" style:family="paragraph" style:parent-style-name="Standard" style:list-style-name="WWNum12">
      <style:paragraph-properties fo:margin-top="0cm" fo:margin-bottom="0cm" fo:line-height="150%" fo:text-align="justify" style:justify-single-word="false"/>
    </style:style>
    <style:style style:name="P19" style:family="paragraph" style:parent-style-name="Standard" style:list-style-name="WWNum11">
      <style:paragraph-properties fo:margin-top="0cm" fo:margin-bottom="0cm" fo:line-height="150%" fo:text-align="justify" style:justify-single-word="false"/>
    </style:style>
    <style:style style:name="P20" style:family="paragraph" style:parent-style-name="Standard" style:list-style-name="WWNum22">
      <style:paragraph-properties fo:margin-top="0cm" fo:margin-bottom="0cm" fo:line-height="150%" fo:text-align="justify" style:justify-single-word="false"/>
    </style:style>
    <style:style style:name="P21" style:family="paragraph" style:parent-style-name="Standard" style:list-style-name="WWNum24">
      <style:paragraph-properties fo:margin-top="0cm" fo:margin-bottom="0cm" fo:line-height="150%" fo:text-align="justify" style:justify-single-word="false"/>
    </style:style>
    <style:style style:name="P22" style:family="paragraph" style:parent-style-name="Standard">
      <style:paragraph-properties fo:text-align="center" style:justify-single-word="false" fo:break-before="page"/>
    </style:style>
    <style:style style:name="P23" style:family="paragraph" style:parent-style-name="Standard">
      <style:paragraph-properties fo:line-height="150%" fo:text-align="center" style:justify-single-word="false" fo:break-before="page"/>
    </style:style>
    <style:style style:name="P24" style:family="paragraph" style:parent-style-name="Standard">
      <style:paragraph-properties fo:margin-left="1.27cm" fo:margin-right="0cm" fo:text-indent="0cm" style:auto-text-indent="false"/>
    </style:style>
    <style:style style:name="P25" style:family="paragraph" style:parent-style-name="Standard">
      <style:paragraph-properties fo:margin-left="1.27cm" fo:margin-right="0cm" fo:line-height="150%" fo:text-indent="0cm" style:auto-text-indent="false"/>
    </style:style>
    <style:style style:name="P26" style:family="paragraph" style:parent-style-name="Standard">
      <style:paragraph-properties fo:margin-left="0.635cm" fo:margin-right="0cm" fo:text-align="center" style:justify-single-word="false" fo:text-indent="0cm" style:auto-text-indent="false" fo:break-before="page"/>
    </style:style>
    <style:style style:name="P27" style:family="paragraph" style:parent-style-name="Standard">
      <style:paragraph-properties fo:margin-left="0.635cm" fo:margin-right="0cm" fo:text-indent="0cm" style:auto-text-indent="false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</style:style>
    <style:style style:name="P29" style:family="paragraph" style:parent-style-name="Standard">
      <style:paragraph-properties fo:margin-left="0cm" fo:margin-right="0cm" fo:text-indent="0.635cm" style:auto-text-indent="false"/>
    </style:style>
    <style:style style:name="P30" style:family="paragraph" style:parent-style-name="Standard">
      <style:paragraph-properties fo:margin-left="0cm" fo:margin-right="0cm" fo:text-align="center" style:justify-single-word="false" fo:text-indent="0.635cm" style:auto-text-indent="false"/>
    </style:style>
    <style:style style:name="P31" style:family="paragraph" style:parent-style-name="Standard">
      <style:paragraph-properties fo:margin-left="1.886cm" fo:margin-right="0cm" fo:margin-top="0cm" fo:margin-bottom="0cm" fo:line-height="150%" fo:text-align="justify" style:justify-single-word="false" fo:text-indent="0cm" style:auto-text-indent="false"/>
    </style:style>
    <style:style style:name="P32" style:family="paragraph" style:parent-style-name="Standard" style:master-page-name="Standard">
      <style:paragraph-properties fo:text-align="center" style:justify-single-word="false" style:page-number="auto"/>
    </style:style>
    <style:style style:name="P33" style:family="paragraph" style:parent-style-name="Heading_20_3">
      <style:paragraph-properties fo:margin-left="1.9cm" fo:margin-right="0cm" fo:line-height="150%" fo:text-indent="0cm" style:auto-text-indent="false" fo:break-before="page">
        <style:tab-stops/>
      </style:paragraph-properties>
    </style:style>
    <style:style style:name="P34" style:family="paragraph" style:parent-style-name="Heading_20_3" style:list-style-name="">
      <style:paragraph-properties fo:margin-left="2.794cm" fo:margin-right="0cm" fo:text-indent="-0.889cm" style:auto-text-indent="false" fo:break-before="page">
        <style:tab-stops>
          <style:tab-stop style:position="3.175cm"/>
        </style:tab-stops>
      </style:paragraph-properties>
    </style:style>
    <style:style style:name="P35" style:family="paragraph" style:parent-style-name="Heading_20_3" style:list-style-name="">
      <style:paragraph-properties fo:margin-left="2.794cm" fo:margin-right="0cm" fo:text-indent="-0.889cm" style:auto-text-indent="false">
        <style:tab-stops>
          <style:tab-stop style:position="3.175cm"/>
        </style:tab-stops>
      </style:paragraph-properties>
    </style:style>
    <style:style style:name="P36" style:family="paragraph" style:parent-style-name="Heading_20_3" style:list-style-name="">
      <style:paragraph-properties fo:margin-left="2.794cm" fo:margin-right="0cm" fo:text-indent="-0.889cm" style:auto-text-indent="false">
        <style:tab-stops>
          <style:tab-stop style:position="3.175cm"/>
        </style:tab-stops>
      </style:paragraph-properties>
      <style:text-properties fo:language="en" fo:country="US"/>
    </style:style>
    <style:style style:name="P37" style:family="paragraph" style:parent-style-name="Heading_20_3" style:list-style-name="">
      <style:paragraph-properties fo:margin-left="2.794cm" fo:margin-right="0cm" fo:line-height="150%" fo:text-indent="-0.889cm" style:auto-text-indent="false">
        <style:tab-stops>
          <style:tab-stop style:position="3.175cm"/>
        </style:tab-stops>
      </style:paragraph-properties>
    </style:style>
    <style:style style:name="P38" style:family="paragraph" style:parent-style-name="Heading_20_3" style:list-style-name="">
      <style:paragraph-properties fo:margin-left="2.794cm" fo:margin-right="0cm" fo:line-height="100%" fo:text-indent="-0.889cm" style:auto-text-indent="false">
        <style:tab-stops>
          <style:tab-stop style:position="3.175cm"/>
        </style:tab-stops>
      </style:paragraph-properties>
    </style:style>
    <style:style style:name="P39" style:family="paragraph" style:parent-style-name="Heading_20_4">
      <style:paragraph-properties fo:line-height="150%"/>
    </style:style>
    <style:style style:name="P40" style:family="paragraph" style:parent-style-name="List_20_Paragraph" style:list-style-name="WWNum1"/>
    <style:style style:name="P41" style:family="paragraph" style:parent-style-name="List_20_Paragraph" style:list-style-name="WWNum2"/>
    <style:style style:name="P42" style:family="paragraph" style:parent-style-name="List_20_Paragraph" style:list-style-name="WWNum4"/>
    <style:style style:name="P43" style:family="paragraph" style:parent-style-name="List_20_Paragraph" style:list-style-name="WWNum5"/>
    <style:style style:name="P44" style:family="paragraph" style:parent-style-name="List_20_Paragraph" style:list-style-name="WWNum6"/>
    <style:style style:name="P45" style:family="paragraph" style:parent-style-name="List_20_Paragraph" style:list-style-name="WWNum7"/>
    <style:style style:name="P46" style:family="paragraph" style:parent-style-name="List_20_Paragraph" style:list-style-name="WWNum8"/>
    <style:style style:name="P47" style:family="paragraph" style:parent-style-name="List_20_Paragraph" style:list-style-name="WWNum9"/>
    <style:style style:name="P48" style:family="paragraph" style:parent-style-name="List_20_Paragraph" style:list-style-name="WWNum20"/>
    <style:style style:name="P49" style:family="paragraph" style:parent-style-name="List_20_Paragraph" style:list-style-name="WWNum23"/>
    <style:style style:name="P50" style:family="paragraph" style:parent-style-name="List_20_Paragraph" style:list-style-name="WWNum1">
      <style:paragraph-properties fo:margin-top="0.176cm" fo:margin-bottom="0.176cm"/>
    </style:style>
    <style:style style:name="P51" style:family="paragraph" style:parent-style-name="List_20_Paragraph" style:list-style-name="WWNum2">
      <style:paragraph-properties fo:margin-top="0.176cm" fo:margin-bottom="0.176cm"/>
    </style:style>
    <style:style style:name="P52" style:family="paragraph" style:parent-style-name="List_20_Paragraph">
      <style:paragraph-properties fo:margin-left="1.397cm" fo:margin-right="0cm" fo:text-indent="0cm" style:auto-text-indent="false"/>
    </style:style>
    <style:style style:name="P53" style:family="paragraph" style:parent-style-name="List_20_Paragraph">
      <style:paragraph-properties fo:margin-left="1.397cm"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54" style:family="paragraph" style:parent-style-name="List_20_Paragraph">
      <style:paragraph-properties fo:margin-left="1.397cm" fo:margin-right="0cm" fo:margin-top="0.176cm" fo:margin-bottom="0.176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55" style:family="paragraph" style:parent-style-name="List_20_Paragraph">
      <style:paragraph-properties fo:margin-left="1.397cm" fo:margin-right="0cm" fo:text-indent="0cm" style:auto-text-indent="false" fo:break-before="page"/>
      <style:text-properties style:font-name="Times New Roman" style:font-name-complex="Times New Roman1"/>
    </style:style>
    <style:style style:name="P56" style:family="paragraph" style:parent-style-name="List_20_Paragraph">
      <style:paragraph-properties fo:margin-left="2.667cm"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57" style:family="paragraph" style:parent-style-name="List_20_Paragraph">
      <style:paragraph-properties fo:margin-left="1.884cm" fo:margin-right="0cm" fo:text-indent="0cm" style:auto-text-indent="false"/>
    </style:style>
    <style:style style:name="P58" style:family="paragraph" style:parent-style-name="List_20_Paragraph">
      <style:paragraph-properties fo:margin-left="1.884cm"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59" style:family="paragraph" style:parent-style-name="List_20_Paragraph">
      <style:paragraph-properties fo:margin-left="1.884cm" fo:margin-right="0cm" fo:text-indent="0cm" style:auto-text-indent="false"/>
      <style:text-properties style:font-name="Times New Roman" style:font-name-complex="Times New Roman1"/>
    </style:style>
    <style:style style:name="P60" style:family="paragraph" style:parent-style-name="List_20_Paragraph">
      <style:paragraph-properties fo:margin-left="1.884cm" fo:margin-right="0cm" fo:text-indent="0cm" style:auto-text-indent="false"/>
      <style:text-properties fo:color="#000000" style:font-name="Times New Roman" style:font-name-complex="Times New Roman1"/>
    </style:style>
    <style:style style:name="P61" style:family="paragraph" style:parent-style-name="List_20_Paragraph">
      <style:paragraph-properties fo:margin-left="3.154cm" fo:margin-right="0cm" fo:text-indent="0cm" style:auto-text-indent="false"/>
    </style:style>
    <style:style style:name="P62" style:family="paragraph" style:parent-style-name="List_20_Paragraph">
      <style:paragraph-properties fo:margin-left="3.154cm" fo:margin-right="0cm" fo:text-indent="0cm" style:auto-text-indent="false"/>
      <style:text-properties style:font-name="Times New Roman" style:font-name-complex="Times New Roman1"/>
    </style:style>
    <style:style style:name="P63" style:family="paragraph" style:parent-style-name="List_20_Paragraph">
      <style:paragraph-properties fo:margin-left="3.154cm" fo:margin-right="0cm" fo:text-indent="0cm" style:auto-text-indent="false"/>
      <style:text-properties style:font-name="Times New Roman" fo:font-weight="bold" style:font-weight-asian="bold" style:font-name-complex="Times New Roman1"/>
    </style:style>
    <style:style style:name="P64" style:family="paragraph" style:parent-style-name="List_20_Paragraph">
      <style:paragraph-properties fo:margin-left="3.154cm"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65" style:family="paragraph" style:parent-style-name="List_20_Paragraph">
      <style:paragraph-properties fo:margin-left="0cm" fo:margin-right="0cm" fo:text-indent="0cm" style:auto-text-indent="false"/>
    </style:style>
    <style:style style:name="P66" style:family="paragraph" style:parent-style-name="List_20_Paragraph">
      <style:paragraph-properties fo:margin-left="0.635cm" fo:margin-right="0cm" fo:text-indent="0cm" style:auto-text-indent="false"/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P67" style:family="paragraph" style:parent-style-name="List_20_Paragraph" style:list-style-name="WWNum14">
      <style:paragraph-properties fo:margin-top="0cm" fo:margin-bottom="0cm" fo:line-height="150%" fo:text-align="justify" style:justify-single-word="false"/>
    </style:style>
    <style:style style:name="P68" style:family="paragraph" style:parent-style-name="List_20_Paragraph" style:list-style-name="WWNum15">
      <style:paragraph-properties fo:margin-top="0cm" fo:margin-bottom="0cm" fo:line-height="150%" fo:text-align="justify" style:justify-single-word="false"/>
    </style:style>
    <style:style style:name="P69" style:family="paragraph" style:parent-style-name="List_20_Paragraph" style:list-style-name="WWNum16">
      <style:paragraph-properties fo:margin-top="0cm" fo:margin-bottom="0cm" fo:line-height="150%" fo:text-align="justify" style:justify-single-word="false"/>
    </style:style>
    <style:style style:name="P70" style:family="paragraph" style:parent-style-name="List_20_Paragraph" style:list-style-name="WWNum17">
      <style:paragraph-properties fo:margin-top="0cm" fo:margin-bottom="0cm" fo:line-height="150%" fo:text-align="justify" style:justify-single-word="false"/>
    </style:style>
    <style:style style:name="P71" style:family="paragraph" style:parent-style-name="List_20_Paragraph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72" style:family="paragraph" style:parent-style-name="List_20_Paragraph">
      <style:paragraph-properties fo:margin-left="1.905cm" fo:margin-right="0cm" fo:text-indent="0cm" style:auto-text-indent="false"/>
    </style:style>
    <style:style style:name="P73" style:family="paragraph" style:parent-style-name="pub14_20_TNRC">
      <style:paragraph-properties fo:text-align="center" style:justify-single-word="false"/>
    </style:style>
    <style:style style:name="P74" style:family="paragraph" style:parent-style-name="pub14_20_TNRC">
      <style:paragraph-properties fo:margin-left="0cm" fo:margin-right="0cm" fo:text-indent="0cm" style:auto-text-indent="false"/>
    </style:style>
    <style:style style:name="P75" style:family="paragraph" style:parent-style-name="pub14_20_TNRC">
      <style:paragraph-properties fo:margin-left="0cm" fo:margin-right="0cm" fo:text-align="center" style:justify-single-word="false" fo:text-indent="0cm" style:auto-text-indent="false"/>
    </style:style>
    <style:style style:name="P76" style:family="paragraph" style:parent-style-name="pub14_20_TNRC">
      <style:paragraph-properties fo:margin-left="0cm" fo:margin-right="0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P77" style:family="paragraph" style:parent-style-name="pub14_20_TNRC">
      <style:paragraph-properties fo:margin-left="0cm" fo:margin-right="0cm" fo:text-align="center" style:justify-single-word="false" fo:text-indent="0cm" style:auto-text-indent="false" fo:break-before="page"/>
    </style:style>
    <style:style style:name="P78" style:family="paragraph">
      <style:paragraph-properties fo:text-align="center"/>
      <style:text-properties fo:font-size="18pt"/>
    </style:style>
    <style:style style:name="T1" style:family="text">
      <style:text-properties fo:color="#000000" fo:letter-spacing="-0.012cm" style:font-weight-complex="bold"/>
    </style:style>
    <style:style style:name="T2" style:family="text">
      <style:text-properties fo:color="#000000" fo:font-size="11pt" fo:letter-spacing="-0.012cm" fo:font-weight="normal" style:font-size-asian="11pt" style:font-weight-asian="normal" style:font-size-complex="11pt" style:font-weight-complex="normal"/>
    </style:style>
    <style:style style:name="T3" style:family="text">
      <style:text-properties fo:color="#000000" style:font-name="Times New Roman" style:letter-kerning="true" style:font-name-asian="Times New Roman1" style:language-asian="ru" style:country-asian="RU" style:font-name-complex="Times New Roman1"/>
    </style:style>
    <style:style style:name="T4" style:family="text">
      <style:text-properties fo:color="#000000" style:font-name="Times New Roman" fo:font-weight="bold" style:letter-kerning="true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fo:color="#000000" style:font-name="Times New Roman" fo:language="en" fo:country="US" style:font-name-complex="Times New Roman1"/>
    </style:style>
    <style:style style:name="T7" style:family="text">
      <style:text-properties fo:font-weight="normal" style:font-weight-asian="normal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tyle="italic" style:font-style-asian="italic"/>
    </style:style>
    <style:style style:name="T12" style:family="text">
      <style:text-properties fo:font-style="italic" style:font-style-asian="italic" style:font-size-complex="14pt"/>
    </style:style>
    <style:style style:name="T13" style:family="text">
      <style:text-properties style:font-name="Times New Roman" style:font-name-complex="Times New Roman1"/>
    </style:style>
    <style:style style:name="T14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5" style:family="text">
      <style:text-properties style:font-name="Times New Roman" style:text-underline-style="solid" style:text-underline-width="auto" style:text-underline-color="font-color" style:font-name-complex="Times New Roman1"/>
    </style:style>
    <style:style style:name="T16" style:family="text">
      <style:text-properties style:font-name="Times New Roman" style:text-underline-style="solid" style:text-underline-width="auto" style:text-underline-color="font-color" fo:font-weight="bold" style:font-weight-asian="bold" style:font-name-complex="Times New Roman1"/>
    </style:style>
    <style:style style:name="T17" style:family="text">
      <style:text-properties style:font-name="Times New Roman" fo:font-weight="bold" style:font-weight-asian="bold" style:font-name-complex="Times New Roman1"/>
    </style:style>
    <style:style style:name="T18" style:family="text">
      <style:text-properties style:font-name="Times New Roman" fo:language="en" fo:country="US" style:font-name-complex="Times New Roman1"/>
    </style:style>
    <style:style style:name="T19" style:family="text">
      <style:text-properties fo:font-weight="bold" style:font-weight-asian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en" fo:country="US"/>
    </style:style>
    <style:style style:name="T22" style:family="text">
      <style:text-properties style:font-name="Tahoma" fo:font-size="10pt" style:letter-kerning="true" style:font-size-asian="10pt" style:font-name-complex="Tahoma1" style:font-size-complex="12pt"/>
    </style:style>
    <style:style style:name="T23" style:family="text">
      <style:text-properties style:font-name="Tahoma" fo:font-size="10pt" fo:language="en" fo:country="US" style:letter-kerning="true" style:font-size-asian="10pt" style:font-name-complex="Tahoma1" style:font-size-complex="12pt"/>
    </style:style>
    <style:style style:name="T24" style:family="text">
      <style:text-properties style:font-name="Arial1" fo:font-style="italic" style:font-style-asian="italic" style:font-size-complex="14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.026cm" draw:stroke-linejoin="miter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78" svg:width="16.5cm" svg:height="16.978cm" svg:x="0cm" svg:y="0cm">
        <draw:image xlink:href="Pictures/2000011E00005A7F00005D28F3DA2DA6.wmf" xlink:type="simple" xlink:show="embed" xlink:actuate="onLoad">
          <text:p/>
        </draw:image>
      </draw:frame>
      <text:p text:style-name="P32"><text:span text:style-name="T1">«</text:span><text:span text:style-name="T9">ВВЕДЕНИЕ</text:span></text:p>
      <text:p text:style-name="Standard"><text:span text:style-name="T8">Цель работы – получение практического опыта разработки приложения для работы с базой данных в архитектуре клиент-сервер.</text:span></text:p>
      <text:p text:style-name="P2"/>
      <text:p text:style-name="P1"><text:span text:style-name="T9">Анализ предметной области</text:span></text:p>
      <text:p text:style-name="P1"><text:span text:style-name="T14">АИС Кадровой службы предприятия</text:span><text:bookmark text:name="_GoBack"/></text:p>
      <text:list xml:id="list6620625423934150121" text:style-name="WWNum1">
        <text:list-item>
          <text:p text:style-name="P40"><text:span text:style-name="T16">Анализ предметной области</text:span></text:p>
          <text:list>
            <text:list-item>
              <text:p text:style-name="P50"><text:span text:style-name="T16">Общее описание</text:span></text:p>
            </text:list-item>
          </text:list>
        </text:list-item>
      </text:list>
      <text:p text:style-name="P10"><text:span text:style-name="T4">Кадровая служба</text:span><text:span text:style-name="T3"> – совокупность специализированных структур, подразделений вместе с занятыми на них должностными лицами, призванными управлять персоналом в рамках избранной кадровой политики.</text:span></text:p>
      <text:p text:style-name="P10"><text:span text:style-name="T3">Назначение кадровой службы в осуществлении и стратегии  развития кадров, реализация социальных программ, как федерального, так и не федерального уровня.</text:span></text:p>
      <text:p text:style-name="P10"><text:span text:style-name="T3">Кадровая служба является основным структурным подразделением компании по управлению кадрами, на которую возложены функции по приему и увольнению работников.</text:span></text:p>
      <text:p text:style-name="P10"><text:span text:style-name="T3">  В числе её основных задач можно выделить такие, как:</text:span></text:p>
      <text:list xml:id="list1402230214079391779" text:style-name="WWNum3">
        <text:list-item>
          <text:p text:style-name="P11"><text:span text:style-name="T3">Учёт отделов и должностей</text:span></text:p>
        </text:list-item>
        <text:list-item>
          <text:p text:style-name="P11"><text:span text:style-name="T3">обеспечение движения кадров, подготовка резерва на выдвижение;</text:span></text:p>
        </text:list-item>
        <text:list-item>
          <text:p text:style-name="P11"><text:span text:style-name="T3">учет личного состава и систематический его анализ и т.д.</text:span></text:p>
        </text:list-item>
      </text:list>
      <text:p text:style-name="P53"/>
      <text:list xml:id="list31218642" text:continue-list="list6620625423934150121" text:style-name="WWNum1">
        <text:list-item>
          <text:list>
            <text:list-item>
              <text:p text:style-name="P50"><text:span text:style-name="T16">Обоснование необходимости автоматизации</text:span></text:p>
            </text:list-item>
          </text:list>
        </text:list-item>
      </text:list>
      <text:p text:style-name="P54"/>
      <text:list xml:id="list2770521056486375501" text:style-name="WWNum2">
        <text:list-item>
          <text:p text:style-name="P51"><text:span text:style-name="T13">Большое число таблиц и связей между ними.</text:span></text:p>
        </text:list-item>
        <text:list-item>
          <text:p text:style-name="P41"><text:span text:style-name="T13">Необходимость в ограничении ролей БД.</text:span></text:p>
        </text:list-item>
        <text:list-item>
          <text:p text:style-name="P41"><text:span text:style-name="T13">Требуются вычисления, охватывающие несколько таблиц БД (например для расчёта З/П).</text:span></text:p>
        </text:list-item>
        <text:list-item>
          <text:p text:style-name="P41"><text:span text:style-name="T13">Необходимость составления отчётов, охватывающие несколько таблиц БД.</text:span></text:p>
        </text:list-item>
      </text:list>
      <text:p text:style-name="P56"/>
      <text:list xml:id="list31224617" text:continue-list="list31218642" text:style-name="WWNum1">
        <text:list-item>
          <text:list>
            <text:list-item>
              <text:p text:style-name="P40"><text:span text:style-name="T16">Роли пользователей АИС</text:span></text:p>
            </text:list-item>
          </text:list>
        </text:list-item>
      </text:list>
      <text:p text:style-name="P53"/>
      <text:list xml:id="list3582761723185624082" text:style-name="WWNum4">
        <text:list-item>
          <text:p text:style-name="P42"><text:span text:style-name="T5">Кадровый отдел</text:span></text:p>
        </text:list-item>
      </text:list>
      <text:p text:style-name="P57"><text:span text:style-name="T13">Оформляет сотрудников, назначает должности, отделы, ставку, отпуск, больничный, командировки</text:span></text:p>
      <text:list xml:id="list31238735" text:continue-numbering="true" text:style-name="WWNum4">
        <text:list-item>
          <text:p text:style-name="P42"><text:span text:style-name="T5">Бухгалтерия</text:span></text:p>
        </text:list-item>
      </text:list>
      <text:p text:style-name="P57"><text:span text:style-name="T13">Устанавливает коэффициенты ставок, ЗП сотрудников</text:span></text:p>
      <text:list xml:id="list31222861" text:continue-numbering="true" text:style-name="WWNum4">
        <text:list-item>
          <text:p text:style-name="P42"><text:soft-page-break/><text:span text:style-name="T5">Табельщик</text:span></text:p>
        </text:list-item>
      </text:list>
      <text:p text:style-name="P57"><text:span text:style-name="T5">Ведет учёт отработанных дней сотрудников</text:span></text:p>
      <text:list xml:id="list31232825" text:continue-numbering="true" text:style-name="WWNum4">
        <text:list-item>
          <text:p text:style-name="P42"><text:span text:style-name="T13">Админ</text:span></text:p>
        </text:list-item>
      </text:list>
      <text:p text:style-name="P57"><text:span text:style-name="T13">Регистрирует пользователей приложения, назначает роли, привязывает профиль пользователя приложения с профилем сотрудника</text:span></text:p>
      <text:list xml:id="list31239739" text:continue-numbering="true" text:style-name="WWNum4">
        <text:list-item>
          <text:p text:style-name="P42"><text:span text:style-name="T5">Пользователь</text:span></text:p>
        </text:list-item>
      </text:list>
      <text:p text:style-name="P57"><text:span text:style-name="T5">Может изменить свой пароль, </text:span><text:span text:style-name="T6">email</text:span><text:span text:style-name="T5"> и часть информации о себе в БД, <text:s/>может просматривать свой табель, информацию об отпуске, больничном.</text:span></text:p>
      <text:p text:style-name="P56"/>
      <text:list xml:id="list31222416" text:continue-list="list31224617" text:style-name="WWNum1">
        <text:list-item>
          <text:list>
            <text:list-item>
              <text:p text:style-name="P40"><text:span text:style-name="T16">Автоматизируемые бизнес-процессы</text:span></text:p>
            </text:list-item>
          </text:list>
        </text:list-item>
      </text:list>
      <text:p text:style-name="P53"/>
      <text:list xml:id="list31233909" text:continue-list="list31239739" text:style-name="WWNum4">
        <text:list-item>
          <text:p text:style-name="P42"><text:span text:style-name="T5">Кадровый отдел</text:span></text:p>
        </text:list-item>
      </text:list>
      <text:p text:style-name="P58"/>
      <text:list xml:id="list5226205316541998702" text:style-name="WWNum5">
        <text:list-item>
          <text:p text:style-name="P43"><text:span text:style-name="T13">Добавление отделов</text:span></text:p>
        </text:list-item>
      </text:list>
      <text:p text:style-name="P61"><text:span text:style-name="T17">Входные данные</text:span><text:span text:style-name="T13">: информация об отделе в виде названия отдела и названия его родительского отдела, если отдел не корневой</text:span></text:p>
      <text:p text:style-name="P62"/>
      <text:p text:style-name="P61"><text:span text:style-name="T17">Выходные данные</text:span><text:span text:style-name="T13">: <text:s/>идентификатор отдела</text:span></text:p>
      <text:list xml:id="list31231310" text:continue-numbering="true" text:style-name="WWNum5">
        <text:list-item>
          <text:p text:style-name="P43"><text:span text:style-name="T13">Добавление должностей</text:span></text:p>
        </text:list-item>
      </text:list>
      <text:p text:style-name="P62"/>
      <text:p text:style-name="P61"><text:span text:style-name="T17">Входные данные</text:span><text:span text:style-name="T13">: информация о должности в виде названия должности и названия её отдела, ЗП, возможные ставки должности.</text:span></text:p>
      <text:p text:style-name="P62"/>
      <text:p text:style-name="P61"><text:span text:style-name="T17">Выходные данные</text:span><text:span text:style-name="T13">: идентификатор должности, название должности, идентификатор отдела, идентификаторы возможных ставок должности</text:span></text:p>
      <text:p text:style-name="P62"/>
      <text:list xml:id="list31231900" text:continue-numbering="true" text:style-name="WWNum5">
        <text:list-item>
          <text:p text:style-name="P43"><text:span text:style-name="T13">Регистрация сотрудников</text:span></text:p>
        </text:list-item>
      </text:list>
      <text:p text:style-name="P62"/>
      <text:p text:style-name="P61"><text:span text:style-name="T17">Входные данные</text:span><text:span text:style-name="T13">: фамилия, имя, отчество, телефон, адрес и прочая информация сотрудника, дата приёма.</text:span></text:p>
      <text:p text:style-name="P62"/>
      <text:p text:style-name="P61"><text:span text:style-name="T17">Выходные данные</text:span><text:span text:style-name="T13">: идентификатор</text:span></text:p>
      <text:p text:style-name="P62"><text:soft-page-break/></text:p>
      <text:list xml:id="list31232213" text:continue-numbering="true" text:style-name="WWNum5">
        <text:list-item>
          <text:p text:style-name="P43"><text:span text:style-name="T13">Назначение должностей</text:span></text:p>
        </text:list-item>
      </text:list>
      <text:p text:style-name="P62"/>
      <text:p text:style-name="P61"><text:span text:style-name="T17">Входные данные</text:span><text:span text:style-name="T13">: ФИО или идентификатор сотрудника, название должностей и название ставок на каждую должность, дата назначения</text:span></text:p>
      <text:p text:style-name="P62"/>
      <text:list xml:id="list31234477" text:continue-numbering="true" text:style-name="WWNum5">
        <text:list-item>
          <text:p text:style-name="P43"><text:span text:style-name="T13">Снятие с должности</text:span></text:p>
        </text:list-item>
      </text:list>
      <text:p text:style-name="P62"/>
      <text:p text:style-name="P61"><text:span text:style-name="T17">Входные данные</text:span><text:span text:style-name="T13">: ФИО или идентификатор сотрудника, название должностей, дата снятия </text:span></text:p>
      <text:p text:style-name="P62"/>
      <text:list xml:id="list31238865" text:continue-numbering="true" text:style-name="WWNum5">
        <text:list-item>
          <text:p text:style-name="P43"><text:span text:style-name="T13">Назначение отпусков, больничных, командировок</text:span></text:p>
        </text:list-item>
      </text:list>
      <text:p text:style-name="P62"/>
      <text:p text:style-name="P61"><text:span text:style-name="T17">Входные данные</text:span><text:span text:style-name="T13">: ФИО или идентификатор сотрудника, название события, дата начала события, дата окончания события.</text:span></text:p>
      <text:p text:style-name="P62"/>
      <text:list xml:id="list31211739" text:continue-list="list31233909" text:style-name="WWNum4">
        <text:list-item>
          <text:p text:style-name="P42"><text:span text:style-name="T5">Бухгалтерия</text:span></text:p>
        </text:list-item>
      </text:list>
      <text:p text:style-name="P58"/>
      <text:list xml:id="list9019441915193585310" text:style-name="WWNum6">
        <text:list-item>
          <text:p text:style-name="P44"><text:span text:style-name="T13">Установка ЗП должностей</text:span></text:p>
        </text:list-item>
      </text:list>
      <text:p text:style-name="P62"/>
      <text:p text:style-name="P61"><text:span text:style-name="T17">Входные данные</text:span><text:span text:style-name="T13">: название должности, назначаемая зарплата</text:span></text:p>
      <text:p text:style-name="P63"/>
      <text:list xml:id="list31227144" text:continue-numbering="true" text:style-name="WWNum6">
        <text:list-item>
          <text:p text:style-name="P44"><text:span text:style-name="T13">Расчет ЗП сотрудников</text:span></text:p>
        </text:list-item>
      </text:list>
      <text:p text:style-name="P62"/>
      <text:p text:style-name="P61"><text:span text:style-name="T17">Входные данные</text:span><text:span text:style-name="T13">: название отдела</text:span></text:p>
      <text:p text:style-name="P63"/>
      <text:p text:style-name="P61"><text:span text:style-name="T17">Выходные данные: </text:span><text:span text:style-name="T13">таблицы с данными о каждом сотруднике</text:span></text:p>
      <text:p text:style-name="P64"/>
      <text:list xml:id="list31227281" text:continue-list="list31211739" text:style-name="WWNum4">
        <text:list-item>
          <text:p text:style-name="P42"><text:span text:style-name="T5">Табельщик</text:span></text:p>
        </text:list-item>
      </text:list>
      <text:p text:style-name="P58"/>
      <text:list xml:id="list3229704188963611528" text:style-name="WWNum7">
        <text:list-item>
          <text:p text:style-name="P45"><text:span text:style-name="T13">Учёт посещения</text:span></text:p>
        </text:list-item>
      </text:list>
      <text:p text:style-name="P62"><text:soft-page-break/></text:p>
      <text:p text:style-name="P61"><text:span text:style-name="T17">Входные данные: </text:span><text:span text:style-name="T13">дата, идентификатор сотрудника, информация о выходных, отпусках/командировке/больничном сотрудника</text:span></text:p>
      <text:p text:style-name="P63"/>
      <text:p text:style-name="P61"><text:span text:style-name="T17">Выходные данные: </text:span><text:span text:style-name="T13">устанавливается флаг посещения для сотрудника</text:span></text:p>
      <text:p text:style-name="P64"/>
      <text:list xml:id="list31231227" text:continue-list="list31227281" text:style-name="WWNum4">
        <text:list-item>
          <text:p text:style-name="P42"><text:span text:style-name="T13">Администратор</text:span></text:p>
        </text:list-item>
      </text:list>
      <text:p text:style-name="P59"/>
      <text:list xml:id="list9055114775102726082" text:style-name="WWNum8">
        <text:list-item>
          <text:p text:style-name="P46"><text:span text:style-name="T13">Регистрация пользователей приложения</text:span></text:p>
        </text:list-item>
      </text:list>
      <text:p text:style-name="P62"/>
      <text:p text:style-name="P61"><text:span text:style-name="T17">Входные данные: </text:span><text:span text:style-name="T18">email</text:span><text:span text:style-name="T13"> пользователя, роли пользователя, пароль пользователя, ФИО пользователя для привязки к профилю сотрудника</text:span></text:p>
      <text:p text:style-name="P62"/>
      <text:p text:style-name="P61"><text:span text:style-name="T17">Выходные данные: </text:span><text:span text:style-name="T13">идентификатор пользователя</text:span></text:p>
      <text:p text:style-name="P64"/>
      <text:list xml:id="list31218462" text:continue-numbering="true" text:style-name="WWNum8">
        <text:list-item>
          <text:p text:style-name="P46"><text:span text:style-name="T13">Назначение ролей</text:span></text:p>
        </text:list-item>
      </text:list>
      <text:p text:style-name="P64"/>
      <text:p text:style-name="P61"><text:span text:style-name="T17">Входные данные: </text:span><text:span text:style-name="T18">email</text:span><text:span text:style-name="T13"> пользователя, роли пользователя</text:span></text:p>
      <text:p text:style-name="P62"/>
      <text:p text:style-name="P61"><text:span text:style-name="T17">Выходные данные: </text:span><text:span text:style-name="T13">битовая маска ролей пользователя</text:span></text:p>
      <text:p text:style-name="P64"/>
      <text:list xml:id="list31239495" text:continue-numbering="true" text:style-name="WWNum8">
        <text:list-item>
          <text:p text:style-name="P46"><text:span text:style-name="T13">Привязка профиля пользователя приложения к профилю сотрудника</text:span></text:p>
        </text:list-item>
      </text:list>
      <text:p text:style-name="P62"/>
      <text:p text:style-name="P61"><text:span text:style-name="T17">Входные данные: </text:span><text:span text:style-name="T18">email</text:span><text:span text:style-name="T13"> пользователя, ФИО пользователя для привязки к профилю сотрудника</text:span></text:p>
      <text:p text:style-name="P62"/>
      <text:p text:style-name="P61"><text:span text:style-name="T17">Выходные данные: </text:span><text:span text:style-name="T13">идентификатор сотрудника</text:span></text:p>
      <text:p text:style-name="P58"/>
      <text:list xml:id="list31239184" text:continue-list="list31231227" text:style-name="WWNum4">
        <text:list-item>
          <text:p text:style-name="P42"><text:span text:style-name="T5">Пользователь</text:span></text:p>
        </text:list-item>
      </text:list>
      <text:p text:style-name="P60"/>
      <text:list xml:id="list1403950210403113197" text:style-name="WWNum9">
        <text:list-item>
          <text:p text:style-name="P47"><text:span text:style-name="T13">Изменение пароля пользователя</text:span></text:p>
        </text:list-item>
      </text:list>
      <text:p text:style-name="P62"><text:soft-page-break/></text:p>
      <text:p text:style-name="P61"><text:span text:style-name="T17">Входные данные: </text:span><text:span text:style-name="T13">старый пароль пользователя, новый пароль</text:span></text:p>
      <text:p text:style-name="P62"/>
      <text:p text:style-name="P61"><text:span text:style-name="T17">Выходные данные: </text:span><text:span text:style-name="T13"><text:s/>зашифрованный новый пароль пользователя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list xml:id="list31231764" text:continue-list="list31222416" text:style-name="WWNum1">
        <text:list-item>
          <text:p text:style-name="P40"><text:span text:style-name="T16">Инфологическая модель предметной области</text:span></text:p>
          <text:list>
            <text:list-item>
              <text:p text:style-name="P40"><text:span text:style-name="T16">Сущности</text:span></text:p>
            </text:list-item>
          </text:list>
        </text:list-item>
      </text:list>
      <text:p text:style-name="P53"/>
      <text:list xml:id="list31214179" text:continue-list="list31239184" text:style-name="WWNum4">
        <text:list-item>
          <text:p text:style-name="P42"><text:span text:style-name="T15">Отделы.</text:span><text:span text:style-name="T13"> Отделы имеют иерархическую структуру, с каждым отделом связаны определенные должности</text:span></text:p>
        </text:list-item>
        <text:list-item>
          <text:p text:style-name="P42"><text:span text:style-name="T15">Должности.</text:span><text:span text:style-name="T13"> Должность связана только с одним отделом. У каждой должности определена зарплата и список ставок.</text:span></text:p>
        </text:list-item>
        <text:list-item>
          <text:p text:style-name="P42"><text:span text:style-name="T15">Сотрудники</text:span><text:span text:style-name="T13">. Сотрудник имеет ФИО, <text:s/>одну и более должностей, для каждой из которых привязана ставка, список выходных дней, флаг явки на работу в этот день, который снимается в установленное время.</text:span></text:p>
        </text:list-item>
        <text:list-item>
          <text:p text:style-name="P42"><text:span text:style-name="T15">События неявки</text:span><text:span text:style-name="T13">. Могут быть больничным или отпуском. Каждое событие неявки связано с одним сотрудником. Имеют дату начала и дату окончания, процентную ставку ЗП.</text:span></text:p>
        </text:list-item>
        <text:list-item>
          <text:p text:style-name="P42"><text:span text:style-name="T15">Отработанные дни</text:span><text:span text:style-name="T13">. Имеют дату и идентификатор сотрудника. <text:s/>Учитываются при расчете ЗП.</text:span></text:p>
        </text:list-item>
        <text:list-item>
          <text:p text:style-name="P42"><text:span text:style-name="T15">Пользователь</text:span><text:span text:style-name="T17">. </text:span><text:span text:style-name="T13"><text:s/>Имеет электронный адрес, пароль и связанный с профилем пользователя профиль сотрудника.</text:span></text:p>
        </text:list-item>
        <text:list-item>
          <text:p text:style-name="P42"><text:span text:style-name="T15">Начисления.</text:span><text:span text:style-name="T16"> </text:span><text:span text:style-name="T13"><text:s/>Учитываются в ЗП сотрудника. Добавляются в день начисления, имеют порядок начисления, заданный начальным месяцем в году <text:s/>и периодом месяцев между начислениями. Это может быть социальная помощь или премия.</text:span></text:p>
        </text:list-item>
      </text:list>
      <text:p text:style-name="P58"/>
      <text:list xml:id="list31237154" text:continue-list="list31231764" text:style-name="WWNum1">
        <text:list-item>
          <text:list>
            <text:list-item>
              <text:p text:style-name="P40"><text:soft-page-break/><text:span text:style-name="T16">Отношения</text:span></text:p>
            </text:list-item>
          </text:list>
        </text:list-item>
      </text:list>
      <text:p text:style-name="P53"/>
      <text:p text:style-name="P52"><text:span text:style-name="T13">Отделы - Должности (1:</text:span><text:span text:style-name="T18">N</text:span><text:span text:style-name="T13">)</text:span></text:p>
      <text:p text:style-name="P52"><text:span text:style-name="T13">Сотрудники – Должности (</text:span><text:span text:style-name="T18">M</text:span><text:span text:style-name="T13">:</text:span><text:span text:style-name="T18">N</text:span><text:span text:style-name="T13">)</text:span></text:p>
      <text:p text:style-name="P52"><text:span text:style-name="T13">Отделы – Отделы (1:</text:span><text:span text:style-name="T18">N</text:span><text:span text:style-name="T13">)</text:span></text:p>
      <text:p text:style-name="P52"><text:span text:style-name="T13">Сотрудники – События неявки (1:</text:span><text:span text:style-name="T18">N</text:span><text:span text:style-name="T13">)</text:span></text:p>
      <text:p text:style-name="P52"><text:span text:style-name="T13">Сотрудники – Прогулы (1:</text:span><text:span text:style-name="T18">N</text:span><text:span text:style-name="T13">)</text:span></text:p>
      <text:p text:style-name="P52"><text:span text:style-name="T13">Должности – Ставки (</text:span><text:span text:style-name="T18">M</text:span><text:span text:style-name="T13">:</text:span><text:span text:style-name="T18">N</text:span><text:span text:style-name="T13">)</text:span></text:p>
      <text:p text:style-name="P5"/>
      <text:p text:style-name="P55"/>
      <text:list xml:id="list31230414" text:continue-numbering="true" text:style-name="WWNum1">
        <text:list-item>
          <text:list>
            <text:list-item>
              <text:p text:style-name="P40"><text:span text:style-name="T16">Схема</text:span></text:p>
            </text:list-item>
          </text:list>
        </text:list-item>
      </text:list>
      <text:p text:style-name="P65"><draw:frame draw:style-name="fr1" text:anchor-type="as-char" svg:width="16.501cm" svg:height="16.977cm" draw:z-index="1"><draw:image xlink:href="Pictures/2000011E00005A7F00005D28F3DA2DA6.wmf" xlink:type="simple" xlink:show="embed" xlink:actuate="onLoad"/></draw:frame></text:p>
      <text:p text:style-name="P12"><text:span text:style-name="T22"><text:s text:c="6"/>accrual_type: Тип начисления</text:span></text:p>
      <text:p text:style-name="P12"><text:span text:style-name="T22"><text:s text:c="6"/>aid: Социальная помощь</text:span></text:p>
      <text:p text:style-name="P12"><text:span text:style-name="T22"><text:s text:c="6"/>dayoff_mask: Выходные</text:span></text:p>
      <text:p text:style-name="P12"><text:span text:style-name="T22"><text:s text:c="6"/>department: Отдел</text:span></text:p>
      <text:p text:style-name="P12"><text:span text:style-name="T22"><text:s text:c="6"/>employee: Сотрудник</text:span></text:p>
      <text:p text:style-name="P12"><text:span text:style-name="T22"><text:s text:c="6"/>employees_position: Должности сотрудника</text:span></text:p>
      <text:p text:style-name="P12"><text:span text:style-name="T22"><text:s text:c="6"/>employees_prev_position: Предыдущая должность сотрудника</text:span></text:p>
      <text:p text:style-name="P12"><text:span text:style-name="T22"><text:s text:c="6"/></text:span><text:span text:style-name="T23">employees_visit: </text:span><text:span text:style-name="T22">Посещения</text:span></text:p>
      <text:p text:style-name="P12"><text:span text:style-name="T23"><text:s text:c="6"/>holiday: </text:span><text:span text:style-name="T22">Праздник</text:span></text:p>
      <text:p text:style-name="P12"><text:span text:style-name="T23"><text:s text:c="6"/>position: </text:span><text:span text:style-name="T22">Должность</text:span></text:p>
      <text:p text:style-name="P12"><text:span text:style-name="T23"><text:s text:c="6"/></text:span><text:span text:style-name="T22">premium: Премия</text:span></text:p>
      <text:p text:style-name="P12"><text:span text:style-name="T22"><text:s text:c="6"/>sick_leave: Больничный</text:span></text:p>
      <text:p text:style-name="P12"><text:span text:style-name="T22"><text:s text:c="6"/>user: Пользователь</text:span></text:p>
      <text:p text:style-name="P12"><text:span text:style-name="T22"><text:s text:c="6"/>vacation: Отпуск</text:span></text:p>
      <text:p text:style-name="P66"><text:soft-page-break/></text:p>
      <text:p text:style-name="P66"/>
      <text:p text:style-name="P1"><text:span text:style-name="T8">Федеральное государственное бюджетное образовательное учреждение высшего профессионального образования </text:span></text:p>
      <text:p text:style-name="P1"><text:span text:style-name="T8">Уфимский государственный авиационный технический университет</text:span></text:p>
      <text:p text:style-name="P3"/>
      <text:p text:style-name="P1"><text:span text:style-name="T8">Кафедра вычислительной математики и кибернетики</text:span></text:p>
      <text:p text:style-name="P73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75"><text:span text:style-name="T20">Программный продукт</text:span></text:p>
      <text:p text:style-name="P75"><text:span text:style-name="T20">«Автоматизированная система построения рейтингов»</text:span></text:p>
      <text:p text:style-name="P74"/>
      <text:p text:style-name="P1"><text:bookmark-start text:name="_Toc12270947"/><text:bookmark-start text:name="_Toc9856789"/><text:span text:style-name="T19">Техническое задание</text:span><text:bookmark-end text:name="_Toc12270947"/><text:bookmark-end text:name="_Toc9856789"/></text:p>
      <text:p text:style-name="P75"/>
      <text:p text:style-name="P76"/>
      <text:p text:style-name="P76"/>
      <text:p text:style-name="P75"><text:span text:style-name="T20">Листов 7</text:span></text:p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><text:soft-page-break/></text:p>
      <text:p text:style-name="P75">2012</text:p>
      <text:list xml:id="list375096035020764947" text:style-name="Outline">
        <text:list-item>
          <text:list>
            <text:list-item>
              <text:list>
                <text:list-item>
                  <text:h text:style-name="P33" text:outline-level="3">Аннотация</text:h>
                </text:list-item>
              </text:list>
            </text:list-item>
          </text:list>
        </text:list-item>
      </text:list>
      <text:p text:style-name="P7">Программный продукт (ПП) «<text:span text:style-name="T21">HR</text:span>-сервис» предназначен для ведения малого предприятия.</text:p>
      <text:p text:style-name="P7">Программа может вести учёт отделов, должностей (в том числе ставки должностей, переходы между должностями и <text:s/>совмещение должностей), отпусков, больничных, премий, социальной помощи, посещений. По введенным данным ПП может рассчитать ЗП сотрудников на определенный срок.</text:p>
      <text:p text:style-name="P7">Данный документ описывает:</text:p>
      <text:list xml:id="list2656913900217884532" text:style-name="WWNum13">
        <text:list-item>
          <text:p text:style-name="P16">наименование, краткую характеристику области применения программного продукта;</text:p>
        </text:list-item>
        <text:list-item>
          <text:p text:style-name="P16">основание для разработки программного продукта;</text:p>
        </text:list-item>
        <text:list-item>
          <text:p text:style-name="P16">назначение разработки, в котором указано функциональное назначение программного продукта;</text:p>
        </text:list-item>
        <text:list-item>
          <text:p text:style-name="P16">требования к программному продукту;</text:p>
        </text:list-item>
        <text:list-item>
          <text:p text:style-name="P16">состав программной документации.</text:p>
        </text:list-item>
      </text:list>
      <text:h text:style-name="P34" text:outline-level="3">Введение</text:h>
      <text:p text:style-name="P7">Программный продукт (ПП) «<text:span text:style-name="T21">HR</text:span>-сервис» предназначен для ведения малого предприятия.</text:p>
      <text:p text:style-name="Standard"/>
      <text:h text:style-name="P35" text:outline-level="3">Основание для разработки</text:h>
      <text:p text:style-name="Standard">Вышеназванный программный продукт разрабатывается на основании задания на курсовую работу. </text:p>
      <text:p text:style-name="Standard"/>
      <text:h text:style-name="P35" text:outline-level="3">Назначение разработки</text:h>
      <text:p text:style-name="P7">ПП должен состоять из следующих функциональных модулей:</text:p>
      <text:list xml:id="list2246697882739074833" text:style-name="WWNum10">
        <text:list-item>
          <text:p text:style-name="P17">Модуль для ведения учёта сотрудников, отделов и должностей. Таблицы<text:span text:style-name="T21">: departments, employees, positions, employees_positions</text:span></text:p>
        </text:list-item>
        <text:list-item>
          <text:p text:style-name="P17">Модуль для учёта пользователей. Таблица: <text:span text:style-name="T21">users</text:span></text:p>
        </text:list-item>
        <text:list-item>
          <text:p text:style-name="P17">Модуль для ведения табеля (в том числе учёт отпусков, больничных, выходных). Таблицы<text:span text:style-name="T21">: vacations, sick_leaves, dayoff_masks, employees_visits</text:span></text:p>
        </text:list-item>
        <text:list-item>
          <text:p text:style-name="P17">Модуль для расчета ЗП (в том числе учёт премий и социальной помощи). Таблицы: <text:span text:style-name="T21">employees</text:span>_<text:span text:style-name="T21">prev</text:span>_<text:span text:style-name="T21">positions</text:span>, <text:span text:style-name="T21">premia</text:span>, <text:span text:style-name="T21">aids</text:span></text:p>
        </text:list-item>
      </text:list>
      <text:h text:style-name="P36" text:outline-level="3"><text:bookmark-start text:name="_Toc389902164"/><text:bookmark-start text:name="_Toc389902106"/><text:bookmark-start text:name="_Toc389902075"/><text:bookmark-start text:name="_Toc389902033"/><text:bookmark-start text:name="_Toc389901649"/></text:h>
      <text:h text:style-name="P35" text:outline-level="3">Требования к программе</text:h>
      <text:list xml:id="list31231457" text:continue-list="list37509603502076494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_Toc389745363"/><text:bookmark-start text:name="_Toc388844140"/><text:bookmark-start text:name="_Toc388843409"/>Требования к функциональным характеристикам<text:bookmark-end text:name="_Toc389745363"/><text:bookmark-end text:name="_Toc388844140"/><text:bookmark-end text:name="_Toc388843409"/></text:h>
                    </text:list-item>
                  </text:list>
                </text:list-item>
              </text:list>
            </text:list-item>
          </text:list>
        </text:list-item>
      </text:list>
      <text:list xml:id="list4511878048227158405" text:style-name="WWNum12">
        <text:list-item>
          <text:p text:style-name="P18">Модуль для ведения учёта сотрудников, отделов и должностей:</text:p>
        </text:list-item>
      </text:list>
      <text:list xml:id="list1822220946784731036" text:style-name="WWNum14">
        <text:list-item>
          <text:p text:style-name="P67"><text:span text:style-name="T21">CRUD</text:span> таблицы сотрудников и их должностей</text:p>
        </text:list-item>
        <text:list-item>
          <text:p text:style-name="P67"><text:span text:style-name="T21">CRUD </text:span>таблицы отделов</text:p>
        </text:list-item>
        <text:list-item>
          <text:p text:style-name="P67"><text:span text:style-name="T21">CRUD </text:span>таблицы должностей</text:p>
        </text:list-item>
      </text:list>
      <text:list xml:id="list31229358" text:continue-list="list4511878048227158405" text:style-name="WWNum12">
        <text:list-item>
          <text:p text:style-name="P18">Модуль для учёта пользователей. </text:p>
        </text:list-item>
      </text:list>
      <text:list xml:id="list6593602454908186147" text:style-name="WWNum15">
        <text:list-item>
          <text:p text:style-name="P68">Регистрация пользователей по <text:span text:style-name="T21">email</text:span> и паролю</text:p>
        </text:list-item>
        <text:list-item>
          <text:p text:style-name="P68"><text:span text:style-name="T21">CRUD </text:span>таблицы пользователей</text:p>
        </text:list-item>
        <text:list-item>
          <text:p text:style-name="P68">Привязка ролей <text:span text:style-name="T21">hrmanager</text:span> и <text:span text:style-name="T21">admin</text:span> пользователей к функционалу программы</text:p>
        </text:list-item>
      </text:list>
      <text:list xml:id="list31231661" text:continue-list="list31229358" text:style-name="WWNum12">
        <text:list-item>
          <text:p text:style-name="P18">Модуль для ведения табеля.</text:p>
        </text:list-item>
      </text:list>
      <text:list xml:id="list7017338357785157463" text:style-name="WWNum16">
        <text:list-item>
          <text:p text:style-name="P69">Вывод и редактирование таблицы табеля, заданного отделом и промежутком времени</text:p>
        </text:list-item>
        <text:list-item>
          <text:p text:style-name="P69">CRUD таблицы отпусков</text:p>
        </text:list-item>
        <text:list-item>
          <text:p text:style-name="P69"><text:soft-page-break/><text:span text:style-name="T21">CRUD </text:span>таблицы больничных</text:p>
        </text:list-item>
        <text:list-item>
          <text:p text:style-name="P69">Добавление к форме редактирования сотрудника полей с выходными</text:p>
        </text:list-item>
        <text:list-item>
          <text:p text:style-name="P69">Привязка роли <text:span text:style-name="T21">tableman</text:span> к функционалу модуля</text:p>
        </text:list-item>
      </text:list>
      <text:list xml:id="list31232874" text:continue-list="list31231661" text:style-name="WWNum12">
        <text:list-item>
          <text:p text:style-name="P18">Модуль<text:span text:style-name="T21"> </text:span>для<text:span text:style-name="T21"> </text:span>расчета<text:span text:style-name="T21"> </text:span>ЗП<text:span text:style-name="T21">. </text:span>Таблицы<text:span text:style-name="T21">: employees_prev_positions</text:span></text:p>
        </text:list-item>
      </text:list>
      <text:list xml:id="list6370461129907911609" text:style-name="WWNum17">
        <text:list-item>
          <text:p text:style-name="P70"><text:span text:style-name="T21">CRUD</text:span> таблицы премий и социальной помощи</text:p>
        </text:list-item>
        <text:list-item>
          <text:p text:style-name="P70">Сохранение истории должностей при изменении ставок и должностей сотрудника</text:p>
        </text:list-item>
        <text:list-item>
          <text:p text:style-name="P70">Вывод таблицы с рассчитанными суммами ЗП сотрудников на заданном промежутке времени</text:p>
        </text:list-item>
        <text:list-item>
          <text:p text:style-name="P70">Привязка роли <text:span text:style-name="T21">accountant</text:span> к функционалу модуля</text:p>
        </text:list-item>
      </text:list>
      <text:p text:style-name="P71"/>
      <text:p text:style-name="Standard"/>
      <text:list xml:id="list31232822" text:continue-list="list31231457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_Toc389745364"/><text:bookmark-start text:name="_Toc388844141"/><text:bookmark-start text:name="_Toc388843410"/>Требования к надежности<text:bookmark-end text:name="_Toc389745364"/><text:bookmark-end text:name="_Toc388844141"/><text:bookmark-end text:name="_Toc388843410"/></text:h>
                    </text:list-item>
                  </text:list>
                </text:list-item>
              </text:list>
            </text:list-item>
          </text:list>
        </text:list-item>
      </text:list>
      <text:p text:style-name="P7"><text:span text:style-name="T21">HR</text:span>-сервис не требует высокой степени надежности, так как его работа не угрожает напрямую людям или их имуществу.</text:p>
      <text:list xml:id="list31220284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_Toc389745365"/><text:bookmark-start text:name="_Toc388844142"/><text:bookmark-start text:name="_Toc388843411"/>Требования к составу и параметрам технических <text:s/>средств<text:bookmark-end text:name="_Toc389745365"/><text:bookmark-end text:name="_Toc388844142"/><text:bookmark-end text:name="_Toc388843411"/></text:h>
                    </text:list-item>
                  </text:list>
                </text:list-item>
              </text:list>
            </text:list-item>
          </text:list>
        </text:list-item>
      </text:list>
      <text:p text:style-name="P7">К разрабатываемому программному продукту предъявляются следующие минимальные аппаратные требования:</text:p>
      <text:p text:style-name="P7"><text:span text:style-name="T11">Клиент: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7">Операционная система</text:p>
          </table:table-cell>
          <table:table-cell table:style-name="Таблица1.A1" office:value-type="string">
            <text:p text:style-name="P7">Любая ОС, поддерживающая актуальные версии браузеров</text:p>
          </table:table-cell>
        </table:table-row>
        <table:table-row table:style-name="Таблица1.1">
          <table:table-cell table:style-name="Таблица1.A1" office:value-type="string">
            <text:p text:style-name="P7">Процессор</text:p>
          </table:table-cell>
          <table:table-cell table:style-name="Таблица1.A1" office:value-type="string">
            <text:p text:style-name="P7">1 ГГц</text:p>
          </table:table-cell>
        </table:table-row>
        <table:table-row table:style-name="Таблица1.1">
          <table:table-cell table:style-name="Таблица1.A1" office:value-type="string">
            <text:p text:style-name="P7">ОЗУ</text:p>
          </table:table-cell>
          <table:table-cell table:style-name="Таблица1.A1" office:value-type="string">
            <text:p text:style-name="P7">1024 Мб (32-<text:span text:style-name="T21">bit) </text:span>/ 2048 Мб (64-<text:span text:style-name="T21">bit</text:span>)</text:p>
          </table:table-cell>
        </table:table-row>
        <table:table-row table:style-name="Таблица1.1">
          <table:table-cell table:style-name="Таблица1.A1" office:value-type="string">
            <text:p text:style-name="P7">Программное обеспечение</text:p>
          </table:table-cell>
          <table:table-cell table:style-name="Таблица1.A1" office:value-type="string">
            <text:p text:style-name="P7">Браузер актуальной версии</text:p>
          </table:table-cell>
        </table:table-row>
        <table:table-row table:style-name="Таблица1.1">
          <table:table-cell table:style-name="Таблица1.A1" office:value-type="string">
            <text:p text:style-name="P7">Периферия</text:p>
          </table:table-cell>
          <table:table-cell table:style-name="Таблица1.A1" office:value-type="string">
            <text:p text:style-name="P7">Клавиатура, мышь, монитор</text:p>
          </table:table-cell>
        </table:table-row>
      </table:table>
      <text:p text:style-name="P7"><text:span text:style-name="T11">Сервер: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7">Операционная система</text:p>
          </table:table-cell>
          <table:table-cell table:style-name="Таблица2.A1" office:value-type="string">
            <text:p text:style-name="P7">Любая ОС, поддерживающая веб-сервер, поддерживающий интерпретатор <text:span text:style-name="T21">Ruby</text:span></text:p>
          </table:table-cell>
        </table:table-row>
        <table:table-row table:style-name="Таблица2.1">
          <table:table-cell table:style-name="Таблица2.A1" office:value-type="string">
            <text:p text:style-name="P7">Процессор</text:p>
          </table:table-cell>
          <table:table-cell table:style-name="Таблица2.A1" office:value-type="string">
            <text:p text:style-name="P7"><text:span text:style-name="T21">-</text:span></text:p>
          </table:table-cell>
        </table:table-row>
        <table:table-row table:style-name="Таблица2.1">
          <table:table-cell table:style-name="Таблица2.A1" office:value-type="string">
            <text:p text:style-name="P7">ОЗУ</text:p>
          </table:table-cell>
          <table:table-cell table:style-name="Таблица2.A1" office:value-type="string">
            <text:p text:style-name="P7"><text:span text:style-name="T21">2 </text:span>гб<text:span text:style-name="T21"> </text:span>и<text:span text:style-name="T21"> </text:span>более</text:p>
          </table:table-cell>
        </table:table-row>
        <table:table-row table:style-name="Таблица2.1">
          <table:table-cell table:style-name="Таблица2.A1" office:value-type="string">
            <text:p text:style-name="P7">Программное обеспечение</text:p>
          </table:table-cell>
          <table:table-cell table:style-name="Таблица2.A1" office:value-type="string">
            <text:p text:style-name="P7">Веб – сервер с интерпретатором <text:span text:style-name="T21">Ruby</text:span> и настроенное окружение для <text:span text:style-name="T21">Ruby</text:span> <text:span text:style-name="T21">on</text:span> <text:span text:style-name="T21">Rails</text:span>, установленные <text:span text:style-name="T21">gem</text:span>’ы </text:p>
            <text:p text:style-name="P7"><text:span text:style-name="T21">MySQL </text:span>версии 5 и более</text:p>
          </table:table-cell>
        </table:table-row>
        <table:table-row table:style-name="Таблица2.1">
          <table:table-cell table:style-name="Таблица2.A1" office:value-type="string">
            <text:p text:style-name="P7">Периферия</text:p>
          </table:table-cell>
          <table:table-cell table:style-name="Таблица2.A1" office:value-type="string">
            <text:p text:style-name="P7">-</text:p>
          </table:table-cell>
        </table:table-row>
      </table:table>
      <text:p text:style-name="P25"><text:soft-page-break/><text:s/></text:p>
      <text:p text:style-name="P7"/>
      <text:list xml:id="list312198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39" text:outline-level="4"><text:bookmark-start text:name="_Toc389745366"/><text:bookmark-start text:name="_Toc388844143"/><text:bookmark-start text:name="_Toc388843412"/>Требования к информационной и программной совместимости<text:bookmark-end text:name="_Toc389745366"/><text:bookmark-end text:name="_Toc388844143"/><text:bookmark-end text:name="_Toc388843412"/></text:h>
                    </text:list-item>
                  </text:list>
                </text:list-item>
              </text:list>
            </text:list-item>
          </text:list>
        </text:list-item>
      </text:list>
      <text:p text:style-name="P7">Для работы программы должны быть выполнены следующие условия:</text:p>
      <text:list xml:id="list8285024531083266328" text:style-name="WWNum11">
        <text:list-item>
          <text:p text:style-name="P19">Настроенное окружение для работы <text:span text:style-name="T21">Ruby</text:span> <text:span text:style-name="T21">on</text:span> <text:span text:style-name="T21">Rails</text:span> </text:p>
        </text:list-item>
        <text:list-item>
          <text:p text:style-name="P19"><text:span text:style-name="T21">Web-</text:span>сервер с интерпретатором <text:span text:style-name="T21">Ruby</text:span></text:p>
        </text:list-item>
        <text:list-item>
          <text:p text:style-name="P19">Браузер актуальной версии, поддерживающий <text:span text:style-name="T21">js</text:span>, <text:span text:style-name="T21">ajax</text:span>, <text:span text:style-name="T21">jquery</text:span>, для работы клиентской части</text:p>
        </text:list-item>
      </text:list>
      <text:p text:style-name="P7"/>
      <text:p text:style-name="P7"/>
      <text:h text:style-name="P37" text:outline-level="3"><text:span text:style-name="T7">Требования к программной документации</text:span></text:h>
      <text:p text:style-name="P7">Документация на программный продукт должна включать в себя следующие документы: техническое задание, руководство пользователя, руководство программиста. </text:p>
      <text:p text:style-name="P6"><text:bookmark-end text:name="_Toc389902164"/><text:bookmark-end text:name="_Toc389902106"/><text:bookmark-end text:name="_Toc389902075"/><text:bookmark-end text:name="_Toc389902033"/><text:bookmark-end text:name="_Toc389901649"/></text:p>
      <text:p text:style-name="P26">РАЗРАБОТКА БД</text:p>
      <text:p text:style-name="Standard"/>
      <text:p text:style-name="P30">Общее описание серверной части</text:p>
      <text:p text:style-name="P29">В качестве СУБД используется <text:span text:style-name="T21">MySQL</text:span>. Для инициализации БД используется встроенный в <text:span text:style-name="T21">Ruby</text:span> <text:span text:style-name="T21">on</text:span> <text:span text:style-name="T21">Rails</text:span> механизм миграций. Так как RoR не поддерживает составные ключи, то необходимо добавить проверку уникальности для старых составных ключей и добавить в такие таблицы суррогатный ключ <text:span text:style-name="T21">id</text:span>. </text:p>
      <text:p text:style-name="P28">РАЗРАБОТКА ПРИЛОЖЕНИЯ</text:p>
      <text:p text:style-name="P28"/>
      <text:p text:style-name="P28"/>
      <text:p text:style-name="P28">Руководство программиста</text:p>
      <text:p text:style-name="P28"/>
      <text:p text:style-name="Standard"><text:tab/>ПП реализован с помощью <text:span text:style-name="T21">Ruby</text:span> <text:span text:style-name="T21">on</text:span> <text:span text:style-name="T21">Rails</text:span> в <text:span text:style-name="T21">IDE</text:span> <text:span text:style-name="T21">Aptana</text:span> <text:span text:style-name="T21">Studio</text:span> 3 в виде веб-приложения. Используемые <text:span text:style-name="T21">gem’</text:span>ы:</text:p>
      <text:list xml:id="list134854969435952805" text:style-name="WWNum20">
        <text:list-item>
          <text:p text:style-name="P48"><text:span text:style-name="T21">ActiveScaffold</text:span> –<text:span text:style-name="T21"> </text:span>для реализации <text:span text:style-name="T21">CRUD </text:span>таблиц</text:p>
        </text:list-item>
        <text:list-item>
          <text:p text:style-name="P48"><text:span text:style-name="T21">Devise – </text:span>для реализации регистрации пользователей</text:p>
        </text:list-item>
        <text:list-item>
          <text:p text:style-name="P48"><text:span text:style-name="T21">CanCan</text:span> – для распределения ролей между пользователями</text:p>
        </text:list-item>
      </text:list>
      <text:p text:style-name="Standard"><text:tab/>ПП содержит следующие страницы:</text:p>
      <text:list xml:id="list1289208480823971090" text:style-name="WWNum18">
        <text:list-item>
          <text:p text:style-name="P13">/ - основная страница, содержит меню и ссылки для регистрации/входа</text:p>
        </text:list-item>
        <text:list-item>
          <text:p text:style-name="P13">/<text:span text:style-name="T21">employees</text:span>/ - <text:span text:style-name="T21">CRUD </text:span>таблицы сотрудников</text:p>
        </text:list-item>
        <text:list-item>
          <text:p text:style-name="P13">/<text:span text:style-name="T21">departments</text:span>/ - <text:span text:style-name="T21">CRUD </text:span>таблицы отделов</text:p>
        </text:list-item>
        <text:list-item>
          <text:p text:style-name="P13">/<text:span text:style-name="T21">employees</text:span>_<text:span text:style-name="T21">positions</text:span>/ - <text:span text:style-name="T21">CRUD</text:span> таблицы должности сотрудников</text:p>
        </text:list-item>
        <text:list-item>
          <text:p text:style-name="P13">/<text:span text:style-name="T21">employees</text:span>_<text:span text:style-name="T21">prev</text:span>_<text:span text:style-name="T21">positions</text:span>/ - <text:span text:style-name="T21">CRUD</text:span> таблицы предыдущих должностей сотрудников</text:p>
        </text:list-item>
        <text:list-item>
          <text:p text:style-name="P13">/<text:span text:style-name="T21">user</text:span>/ - <text:span text:style-name="T21">CRUD </text:span>таблицы пользователей</text:p>
        </text:list-item>
        <text:list-item>
          <text:p text:style-name="P13"><text:span text:style-name="T21">/salary</text:span>/ - Вывод таблицы с ЗП</text:p>
        </text:list-item>
        <text:list-item>
          <text:p text:style-name="P13">/<text:span text:style-name="T21">premia</text:span>/ - <text:span text:style-name="T21">CRUD</text:span> таблицы премий</text:p>
        </text:list-item>
        <text:list-item>
          <text:p text:style-name="P13">/<text:span text:style-name="T21">aids</text:span>/ - <text:span text:style-name="T21">CRUD</text:span> таблицы социальной помощии</text:p>
        </text:list-item>
        <text:list-item>
          <text:p text:style-name="P13"><text:span text:style-name="T21">/employees_visit/table – табель</text:span></text:p>
        </text:list-item>
        <text:list-item>
          <text:p text:style-name="P13"><text:span text:style-name="T21">/employees_visit/ – CRUD </text:span>таблицы посещений</text:p>
        </text:list-item>
        <text:list-item>
          <text:p text:style-name="P13">/<text:span text:style-name="T21">vacations</text:span>/ - <text:span text:style-name="T21">CRUD </text:span>таблицы отпусков</text:p>
        </text:list-item>
        <text:list-item>
          <text:p text:style-name="P13">/<text:span text:style-name="T21">sick</text:span>_<text:span text:style-name="T21">leaves</text:span>/ - <text:span text:style-name="T21">CRUD</text:span> таблицы больничных</text:p>
        </text:list-item>
        <text:list-item>
          <text:p text:style-name="P13">/<text:span text:style-name="T21">holidays</text:span>/ - <text:span text:style-name="T21">CRUD </text:span>таблицы праздников</text:p>
        </text:list-item>
      </text:list>
      <text:p text:style-name="Standard">Приложение исполнено в виде реализации паттерна <text:span text:style-name="T21">MVC</text:span> (<text:span text:style-name="T21">Model</text:span>, <text:span text:style-name="T21">View</text:span>, <text:span text:style-name="T21">Controller</text:span>)</text:p>
      <text:p text:style-name="Standard">Для связи с таблицами базы данных используются модели <text:span text:style-name="T21">ActiveRecord</text:span>, названные именами таблиц в единственном числе и находящимися в папке /<text:span text:style-name="T21">app</text:span>/<text:span text:style-name="T21">models</text:span>/.</text:p>
      <text:p text:style-name="Standard">Для вывода и обработки данных используются классы контроллеров в папке /<text:span text:style-name="T21">app</text:span>/<text:span text:style-name="T21">controllers</text:span>/</text:p>
      <text:p text:style-name="Standard">Шаблоны для структуризации выводимых данных находятся в папке /<text:span text:style-name="T21">app</text:span>/<text:span text:style-name="T21">views</text:span>/. Для стилизации шаблонов используются <text:span text:style-name="T21">scss</text:span>-таблицы стилей из папки /<text:span text:style-name="T21">app</text:span>/<text:span text:style-name="T21">assets</text:span>/<text:span text:style-name="T21">css</text:span>/</text:p>
      <text:p text:style-name="Standard">Скрипты для работы клиентской части находятся в папки /<text:span text:style-name="T21">app</text:span>/<text:span text:style-name="T21">assets</text:span>/<text:span text:style-name="T21">js</text:span>/ <text:s/></text:p>
      <text:p text:style-name="P1"><text:soft-page-break/></text:p>
      <text:p text:style-name="P1">Руководство администратора</text:p>
      <text:p text:style-name="P27"><text:tab/>Настройка серверной части включает в себя:</text:p>
      <text:list xml:id="list8183272789343488646" text:style-name="WWNum19">
        <text:list-item>
          <text:p text:style-name="P14">Установка<text:span text:style-name="T21"> </text:span>окружения<text:span text:style-name="T21"> </text:span>для<text:span text:style-name="T21"> Ruby on Rails (Windows: RailsInstaller, Linux, MacOS: RVM)</text:span></text:p>
        </text:list-item>
        <text:list-item>
          <text:p text:style-name="P14">Необходим установленный <text:span text:style-name="T21">MySQL 5</text:span></text:p>
        </text:list-item>
        <text:list-item>
          <text:p text:style-name="P14">Настройки подключения к БД находятся в файле /<text:span text:style-name="T21">db</text:span>/<text:span text:style-name="T21">database</text:span>.<text:span text:style-name="T21">yml</text:span></text:p>
        </text:list-item>
        <text:list-item>
          <text:p text:style-name="P14">В качестве веб-сервера подойдёт встроенный в <text:span text:style-name="T21">Rails</text:span> сервер <text:span text:style-name="T21">WEBrick</text:span></text:p>
        </text:list-item>
        <text:list-item>
          <text:p text:style-name="P14">Для инициализации БД необходимо ввести следующие команды</text:p>
        </text:list-item>
      </text:list>
      <text:p text:style-name="P24"><text:span text:style-name="T21">cd /…./hrservice</text:span></text:p>
      <text:p text:style-name="P24"><text:span text:style-name="T21">rake db:create</text:span></text:p>
      <text:p text:style-name="P24"><text:span text:style-name="T21">rake db:migrate</text:span></text:p>
      <text:list xml:id="list7780587369079984731" text:style-name="WWNum23">
        <text:list-item>
          <text:p text:style-name="P49">Для запуска сервера<text:span text:style-name="T21">:</text:span></text:p>
        </text:list-item>
      </text:list>
      <text:p text:style-name="P72"><text:span text:style-name="T21">rails</text:span> <text:span text:style-name="T21">server</text:span></text:p>
      <text:p text:style-name="List_20_Paragraph">- По умолчанию создаётся аккаунт админимстратора с логином <text:a xlink:type="simple" xlink:href="mailto:admin@gmail.com" text:style-name="Internet_20_link" text:visited-style-name="Visited_20_Internet_20_Link"><text:span text:style-name="T21">admin</text:span></text:a><text:a xlink:type="simple" xlink:href="mailto:admin@gmail.com" text:style-name="Internet_20_link" text:visited-style-name="Visited_20_Internet_20_Link">@</text:a><text:a xlink:type="simple" xlink:href="mailto:admin@gmail.com" text:style-name="Internet_20_link" text:visited-style-name="Visited_20_Internet_20_Link"><text:span text:style-name="T21">gmail</text:span></text:a><text:a xlink:type="simple" xlink:href="mailto:admin@gmail.com" text:style-name="Internet_20_link" text:visited-style-name="Visited_20_Internet_20_Link">.</text:a><text:a xlink:type="simple" xlink:href="mailto:admin@gmail.com" text:style-name="Internet_20_link" text:visited-style-name="Visited_20_Internet_20_Link"><text:span text:style-name="T21">com</text:span></text:a> и паролем 123. Необходимо залогиниться и поменять пароль на более безопасный.</text:p>
      <text:p text:style-name="P24">Настройка клиентской части включает в себя:</text:p>
      <text:list xml:id="list31219420" text:continue-list="list8183272789343488646" text:style-name="WWNum19">
        <text:list-item>
          <text:p text:style-name="P14">Установка браузера актуальной версии</text:p>
        </text:list-item>
      </text:list>
      <text:p text:style-name="Standard"/>
      <text:p text:style-name="P22"><text:span text:style-name="T8">Федеральное государственное бюджетное образовательное учреждение высшего профессионального образования </text:span></text:p>
      <text:p text:style-name="P1"><text:span text:style-name="T8">Уфимский государственный авиационный технический университет</text:span></text:p>
      <text:p text:style-name="P3"/>
      <text:p text:style-name="P3"/>
      <text:p text:style-name="P1"><text:span text:style-name="T8">Кафедра вычислительной математики и кибернетики</text:span></text:p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75"><text:span text:style-name="T20">Программный продукт</text:span></text:p>
      <text:p text:style-name="P75"><text:span text:style-name="T20">«Автоматизированная система построения рейтингов»</text:span></text:p>
      <text:p text:style-name="P73"/>
      <text:p text:style-name="P74"/>
      <text:p text:style-name="P1"><text:bookmark-start text:name="_Toc12270950"/><text:bookmark-start text:name="_Toc9856792"/><text:span text:style-name="T19">Руководство пользователя</text:span><text:bookmark-end text:name="_Toc12270950"/><text:bookmark-end text:name="_Toc9856792"/></text:p>
      <text:p text:style-name="P73"/>
      <text:p text:style-name="P75"><text:span text:style-name="T20">Листов 16</text:span></text:p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ub14_20_TNRC"/>
      <text:p text:style-name="P77">2012<text:span text:style-name="T12">Аннотация</text:span></text:p>
      <text:p text:style-name="P8">Программный продукт (ПП) «<text:span text:style-name="T21">HR</text:span>-сервис» предназначен для ведения малого предприятия.</text:p>
      <text:p text:style-name="P8">Программа может вести учёт отделов, должностей (в том числе ставки должностей, переходы между должностями и <text:s/>совмещение должностей), отпусков, больничных, премий, социальной помощи, посещений. По введенным данным ПП может рассчитать ЗП сотрудников на определенный срок.</text:p>
      <text:p text:style-name="Standard">Данный документ указывает:</text:p>
      <text:list xml:id="list1867389703840407123" text:style-name="WWNum21">
        <text:list-item>
          <text:p text:style-name="P15">сведения о назначении программного продукта и информацию, достаточную для понимания функций программного продукта и его эксплуатации;</text:p>
        </text:list-item>
        <text:list-item>
          <text:p text:style-name="P15">условия, необходимые для выполнения программы (минимальный и/или максимальный состав аппаратурных и программных средств);</text:p>
        </text:list-item>
        <text:list-item>
          <text:p text:style-name="P15">последовательность действий оператора, обеспечивающих загрузку, запуск, выполнение и завершение программы; описание функций, формат и возможные варианты команд, с помощью которых оператор осуществляет загрузку и управляет выполнением программы, а также ответы программы на эти команды;</text:p>
        </text:list-item>
        <text:list-item>
          <text:p text:style-name="P15">тексты сообщений, выдаваемых в ходе выполнения программы, описание их содержания и соответствующие действия оператора.</text:p>
        </text:list-item>
      </text:list>
      <text:h text:style-name="P38" text:outline-level="3"/>
      <text:p text:style-name="P9"/>
      <text:h text:style-name="P35" text:outline-level="3">Условия выполнения программы</text:h>
      <text:p text:style-name="P7">Для выполнения программой подойдёт любая ЭВМ, <text:s/>в котором может работать браузер актуальной версии и установлен браузер актуальной версии.</text:p>
      <text:h text:style-name="P35" text:outline-level="3">Выполнение программы</text:h>
      <text:p text:style-name="P7">Для работы с веб-приложением каждый оператор вводит адрес сервера в браузере. Работа с программой состоит из следующих основных этапов:</text:p>
      <text:list xml:id="list6694517571478495001" text:style-name="WWNum22">
        <text:list-item>
          <text:p text:style-name="P20">Получение логина и пароля у администратора</text:p>
        </text:list-item>
        <text:list-item>
          <text:p text:style-name="P20">Авторизация</text:p>
        </text:list-item>
        <text:list-item>
          <text:p text:style-name="P20">Работа с предметной частью</text:p>
        </text:list-item>
      </text:list>
      <text:p text:style-name="P31"/>
      <text:p text:style-name="Standard"/>
      <text:p text:style-name="P23"><text:span text:style-name="T8">СОДЕРЖАНИЕ</text:span></text:p>
      <text:p text:style-name="P4"/>
      <text:list xml:id="list321054396168003212" text:style-name="WWNum24">
        <text:list-item>
          <text:p text:style-name="P21"><text:span text:style-name="T8">Задание на курсовую работу</text:span></text:p>
        </text:list-item>
        <text:list-item>
          <text:p text:style-name="P21"><text:span text:style-name="T8">Введение</text:span></text:p>
          <text:list>
            <text:list-item>
              <text:p text:style-name="P21"><text:span text:style-name="T8">Цель работы</text:span></text:p>
            </text:list-item>
            <text:list-item>
              <text:p text:style-name="P21"><text:span text:style-name="T8">Анализ предметной области</text:span></text:p>
            </text:list-item>
          </text:list>
        </text:list-item>
        <text:list-item>
          <text:p text:style-name="P21"><text:span text:style-name="T10">ER-</text:span><text:span text:style-name="T8">диаграмма</text:span></text:p>
          <text:list>
            <text:list-item>
              <text:p text:style-name="P21"><text:span text:style-name="T8">Логический уровень</text:span></text:p>
            </text:list-item>
            <text:list-item>
              <text:p text:style-name="P21"><text:span text:style-name="T8">Физический уровень</text:span></text:p>
            </text:list-item>
          </text:list>
        </text:list-item>
        <text:list-item>
          <text:p text:style-name="P21"><text:span text:style-name="T8">Техническое задание</text:span></text:p>
        </text:list-item>
        <text:list-item>
          <text:p text:style-name="P21"><text:span text:style-name="T8">Разработка БД</text:span></text:p>
        </text:list-item>
        <text:list-item>
          <text:p text:style-name="P21"><text:span text:style-name="T8">Разработка приложения</text:span></text:p>
          <text:list>
            <text:list-item>
              <text:p text:style-name="P21"><text:span text:style-name="T8">Руководство программиста</text:span></text:p>
            </text:list-item>
            <text:list-item>
              <text:p text:style-name="P21"><text:span text:style-name="T8">Руководство администратора</text:span></text:p>
            </text:list-item>
          </text:list>
        </text:list-item>
        <text:list-item>
          <text:p text:style-name="P21"><text:span text:style-name="T8">Руководство пользователя</text:span></text:p>
        </text:list-item>
        <text:list-item>
          <text:p text:style-name="P21"><text:span text:style-name="T8">Заключение</text:span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F" svg:font-family="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cm" fo:line-height="100%" fo:text-align="center" style:justify-single-word="false"/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847cm" fo:margin-bottom="0cm" fo:keep-together="always" fo:keep-with-next="always"/>
      <style:text-properties fo:color="#2e74b5" style:font-name="Calibri Light" fo:font-size="14pt" fo:font-weight="bold" style:font-size-asian="14pt" style:font-weight-asian="bold" style:font-name-complex="F" style:font-size-complex="14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left="2.794cm" fo:margin-right="0cm" fo:margin-top="0cm" fo:margin-bottom="0cm" fo:line-height="200%" fo:text-align="center" style:justify-single-word="false" fo:text-indent="-0.889cm" style:auto-text-indent="false" fo:keep-with-next="always">
        <style:tab-stops>
          <style:tab-stop style:position="3.175cm"/>
        </style:tab-stops>
      </style:paragraph-properties>
      <style:text-properties style:font-name="Times New Roman" fo:font-size="16pt" fo:font-style="italic" fo:font-weight="bold" style:letter-kerning="true" style:font-name-asian="Times New Roman1" style:font-size-asian="16pt" style:language-asian="ru" style:country-asian="RU" style:font-style-asian="italic" style:font-weight-asian="bold" style:font-name-complex="Times New Roman1" style:font-size-complex="12pt" style:font-style-complex="italic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cm" fo:margin-top="0cm" fo:margin-bottom="0cm" fo:line-height="100%" fo:text-align="center" style:justify-single-word="false" fo:text-indent="1.251cm" style:auto-text-indent="false" fo:keep-with-next="always"/>
      <style:text-properties style:font-name="Times New Roman" fo:font-size="16pt" fo:font-style="italic" style:letter-kerning="true" style:font-name-asian="Times New Roman1" style:font-size-asian="16pt" style:language-asian="ru" style:country-asian="RU" style:font-style-asian="italic" style:font-name-complex="Times New Roman1" style:font-size-complex="14pt" style:font-weight-complex="bold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.353cm" fo:line-height="115%" fo:text-indent="0cm" style:auto-text-indent="false"/>
      <style:text-properties style:letter-kerning="true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letter-kerning="true" style:font-name-asian="Times New Roman1" style:font-size-asian="12pt" style:language-asian="ru" style:country-asian="RU" style:font-name-complex="Times New Roman1" style:font-size-complex="12pt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ext_20_body_20_indent" style:display-name="Text body indent" style:family="paragraph" style:parent-style-name="Standard" style:default-outline-level="" style:list-style-name="" style:class="text">
      <style:paragraph-properties fo:margin-left="0.499cm" fo:margin-right="0cm" fo:margin-top="0cm" fo:margin-bottom="0cm" fo:line-height="150%" fo:text-align="justify" style:justify-single-word="false" fo:text-indent="1.251cm" style:auto-text-indent="false"/>
      <style:text-properties style:font-name="Times New Roman" fo:font-size="14pt" style:letter-kerning="true" style:font-name-asian="Times New Roman1" style:font-size-asian="14pt" style:language-asian="ru" style:country-asian="RU" style:font-name-complex="Times New Roman1" style:font-size-complex="12pt"/>
    </style:style>
    <style:style style:name="pub14_20_TNRC" style:display-name="pub14 TNRC" style:family="paragraph" style:parent-style-name="Standard" style:default-outline-level="" style:list-style-name="">
      <style:paragraph-properties fo:margin-left="0cm" fo:margin-right="0cm" fo:margin-top="0cm" fo:margin-bottom="0cm" fo:line-height="150%" fo:text-align="justify" style:justify-single-word="false" fo:text-indent="1.27cm" style:auto-text-indent="false"/>
      <style:text-properties style:font-name="Times New Roman" fo:font-size="14pt" style:letter-kerning="true" style:font-name-asian="Times New Roman1" style:font-size-asian="14pt" style:language-asian="ru" style:country-asian="RU" style:font-name-complex="Times New Roman1" style:font-size-complex="10pt"/>
    </style:style>
    <style:style style:name="Мой_20_заголовок3" style:display-name="Мой заголовок3" style:family="paragraph" style:default-outline-level="" style:list-style-name="">
      <style:paragraph-properties fo:margin-top="0cm" fo:margin-bottom="0cm" fo:line-height="150%" fo:text-align="center" style:justify-single-word="false" fo:orphans="2" fo:widows="2" style:writing-mode="lr-tb"/>
      <style:text-properties style:use-window-font-color="true" style:font-name="Times New Roman" fo:font-size="14pt" style:letter-kerning="true" style:font-name-asian="Times New Roman1" style:font-size-asian="14pt" style:language-asian="ru" style:country-asian="RU" style:font-name-complex="Times New Roman1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apple-converted-space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Заголовок_20_3_20_Знак" style:display-name="Заголовок 3 Знак" style:family="text" style:parent-style-name="Default_20_Paragraph_20_Font">
      <style:text-properties style:font-name="Times New Roman" fo:font-size="16pt" fo:font-style="italic" fo:font-weight="bold" style:letter-kerning="true" style:font-name-asian="Times New Roman1" style:font-size-asian="16pt" style:language-asian="ru" style:country-asian="RU" style:font-style-asian="italic" style:font-weight-asian="bold" style:font-name-complex="Times New Roman1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Times New Roman" fo:font-size="16pt" fo:font-style="italic" style:letter-kerning="true" style:font-name-asian="Times New Roman1" style:font-size-asian="16pt" style:language-asian="ru" style:country-asian="RU" style:font-style-asian="italic" style:font-name-complex="Times New Roman1" style:font-size-complex="14pt" style:font-weight-complex="bold"/>
    </style:style>
    <style:style style:name="Основной_20_текст_20_с_20_отступом_20_Знак" style:display-name="Основной текст с отступом Знак" style:family="text" style:parent-style-name="Default_20_Paragraph_20_Font">
      <style:text-properties style:font-name="Times New Roman" fo:font-size="14pt" style:letter-kerning="true" style:font-name-asian="Times New Roman1" style:font-size-asian="14pt" style:language-asian="ru" style:country-asian="RU" style:font-name-complex="Times New Roman1" style:font-size-complex="12pt"/>
    </style:style>
    <style:style style:name="Основной_20_текст_20_Знак" style:display-name="Основной текст Знак" style:family="text" style:parent-style-name="Default_20_Paragraph_20_Font">
      <style:text-properties style:font-name="Arial1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Заголовок_20_1_20_Знак" style:display-name="Заголовок 1 Знак" style:family="text" style:parent-style-name="Default_20_Paragraph_20_Font">
      <style:text-properties fo:color="#2e74b5" style:font-name="Calibri Light" fo:font-size="14pt" fo:font-weight="bold" style:font-size-asian="14pt" style:font-weight-asian="bold" style:font-name-complex="F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Courier New1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style:font-name-complex="Calibri2"/>
    </style:style>
    <style:style style:name="ListLabel_20_4" style:display-name="ListLabel 4" style:family="text">
      <style:text-properties fo:font-size="12pt" style:font-size-asian="12pt" style:font-size-complex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4.42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69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8.23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9.50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2.04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3.31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2.046cm" fo:text-indent="-0.635cm" fo:margin-left="12.04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­" text:bullet-char="­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­" text:bullet-char="­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alibri1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3.15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3.175cm" fo:margin-left="8.236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4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orbu_000</meta:initial-creator>
    <meta:editing-cycles>139</meta:editing-cycles>
    <meta:creation-date>2013-04-13T07:03:00</meta:creation-date>
    <dc:date>2015-10-10T11:05:59.68</dc:date>
    <meta:editing-duration>PT7M20S</meta:editing-duration>
    <meta:generator>OpenOffice/4.1.1$Win32 OpenOffice.org_project/411m6$Build-9775</meta:generator>
    <meta:document-statistic meta:table-count="2" meta:image-count="1" meta:object-count="0" meta:page-count="18" meta:paragraph-count="266" meta:word-count="1802" meta:character-count="139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